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49.71mm"/>
    </style:style>
    <style:style style:name="co4" style:family="table-column">
      <style:table-column-properties fo:break-before="auto" style:column-width="53.64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24.66mm"/>
    </style:style>
    <style:style style:name="co7" style:family="table-column">
      <style:table-column-properties fo:break-before="auto" style:column-width="17.89mm"/>
    </style:style>
    <style:style style:name="co8" style:family="table-column">
      <style:table-column-properties fo:break-before="auto" style:column-width="21.38mm"/>
    </style:style>
    <style:style style:name="co9" style:family="table-column">
      <style:table-column-properties fo:break-before="auto" style:column-width="22.26mm"/>
    </style:style>
    <style:style style:name="co10" style:family="table-column">
      <style:table-column-properties fo:break-before="auto" style:column-width="27.0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1.6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wheel_stats" table:style-name="ta1">
        <table:shapes>
          <draw:frame draw:z-index="0" draw:style-name="gr1" draw:text-style-name="P1" svg:width="156.7mm" svg:height="41.67mm" svg:x="411.65mm" svg:y="6.62mm">
            <draw:object draw:notify-on-update-of-ranges="left_wheel_stats.A2:left_wheel_stats.A84 left_wheel_stats.D1:left_wheel_stats.D1 left_wheel_stats.D2:left_wheel_stats.D82 left_wheel_stats.E1:left_wheel_stats.E1 left_wheel_stats.E2:left_wheel_stats.E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6.7mm" svg:height="40.04mm" svg:x="409.89mm" svg:y="47.56mm">
            <draw:object draw:notify-on-update-of-ranges="left_wheel_stats.A2:left_wheel_stats.A84 left_wheel_stats.F1:left_wheel_stats.F1 left_wheel_stats.F2:left_wheel_stats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6.7mm" svg:height="40.04mm" svg:x="409.9mm" svg:y="87.9mm">
            <draw:object draw:notify-on-update-of-ranges="left_wheel_stats.A2:left_wheel_stats.A84 left_wheel_stats.H1:left_wheel_stats.H1 left_wheel_stats.H2:left_wheel_stats.H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6.7mm" svg:height="40.04mm" svg:x="410.48mm" svg:y="126.44mm">
            <draw:object draw:notify-on-update-of-ranges="left_wheel_stats.A2:left_wheel_stats.A84 left_wheel_stats.I1:left_wheel_stats.I1 left_wheel_stats.I2:left_wheel_stats.I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6.7mm" svg:height="40.04mm" svg:x="410.78mm" svg:y="166.78mm">
            <draw:object draw:notify-on-update-of-ranges="left_wheel_stats.A2:left_wheel_stats.A84 left_wheel_stats.J1:left_wheel_stats.J1 left_wheel_stats.J2:left_wheel_stats.J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ce6"/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vel_target_lineal</text:p>
          </table:table-cell>
          <table:table-cell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right_wheel</text:p>
          </table:table-cell>
          <table:table-cell table:style-name="ce1" office:value-type="string" calcext:value-type="string">
            <text:p>angular_vel_encoder_right_wheel</text:p>
          </table:table-cell>
          <table:table-cell table:style-name="ce1" office:value-type="string" calcext:value-type="string">
            <text:p>angular_vel_control_right_wheel</text:p>
          </table:table-cell>
          <table:table-cell office:value-type="string" calcext:value-type="string">
            <text:p>left_motorcmd</text:p>
          </table:table-cell>
          <table:table-cell table:style-name="ce1" office:value-type="string" calcext:value-type="string">
            <text:p>error_curr</text:p>
          </table:table-cell>
          <table:table-cell table:style-name="ce1" office:value-type="string" calcext:value-type="string">
            <text:p>integral</text:p>
          </table:table-cell>
          <table:table-cell table:style-name="ce1" office:value-type="string" calcext:value-type="string">
            <text:p>derivative</text:p>
          </table:table-cell>
          <table:table-cell table:style-name="ce1" office:value-type="string" calcext:value-type="string">
            <text:p>control_signal</text:p>
          </table:table-cell>
          <table:table-cell table:style-name="ce3" office:value-type="string" calcext:value-type="string">
            <text:p>Integral component (e*dt)</text:p>
          </table:table-cell>
          <table:table-cell table:style-name="Default" office:value-type="string" calcext:value-type="string">
            <text:p>dt</text:p>
          </table:table-cell>
        </table:table-row>
        <table:table-row table:style-name="ro2">
          <table:table-cell table:number-columns-repeated="12" office:value-type="float" office:value="0" calcext:value-type="float">
            <text:p>0</text:p>
          </table:table-cell>
          <table:table-cell office:value-type="float" office:value="0.10007" calcext:value-type="float">
            <text:p>0,10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55" calcext:value-type="float">
            <text:p>0,10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07" calcext:value-type="float">
            <text:p>0,10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57" calcext:value-type="float">
            <text:p>0,10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" calcext:value-type="float">
            <text:p>0,10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62" calcext:value-type="float">
            <text:p>0,10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9" calcext:value-type="float">
            <text:p>0,10</text:p>
          </table:table-cell>
        </table:table-row>
        <table:table-row table:style-name="ro2">
          <table:table-cell office:value-type="float" office:value="0.7" calcext:value-type="float">
            <text:p>0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44" calcext:value-type="float">
            <text:p>0,10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6" calcext:value-type="float">
            <text:p>0,10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9" calcext:value-type="float">
            <text:p>0,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62" calcext:value-type="float">
            <text:p>0,10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43" calcext:value-type="float">
            <text:p>0,10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1" calcext:value-type="float">
            <text:p>0,10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45" calcext:value-type="float">
            <text:p>0,10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3" calcext:value-type="float">
            <text:p>0,10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17" calcext:value-type="float">
            <text:p>0,10</text:p>
          </table:table-cell>
        </table:table-row>
        <table:table-row table:style-name="ro2">
          <table:table-cell office:value-type="float" office:value="1.6" calcext:value-type="float">
            <text:p>1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35" calcext:value-type="float">
            <text:p>0,10</text:p>
          </table:table-cell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8" calcext:value-type="float">
            <text:p>0,10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41" calcext:value-type="float">
            <text:p>0,10</text:p>
          </table:table-cell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1" calcext:value-type="float">
            <text:p>0,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23" calcext:value-type="float">
            <text:p>0,10</text:p>
          </table:table-cell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94" calcext:value-type="float">
            <text:p>0,10</text:p>
          </table:table-cell>
        </table:table-row>
        <table:table-row table:style-name="ro2"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" calcext:value-type="float">
            <text:p>0</text:p>
          </table:table-cell>
          <table:table-cell office:value-type="float" office:value="72.80122" calcext:value-type="float">
            <text:p>72,80122</text:p>
          </table:table-cell>
          <table:table-cell office:value-type="float" office:value="1" calcext:value-type="float">
            <text:p>1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.605927" calcext:value-type="float">
            <text:p>0,605927</text:p>
          </table:table-cell>
          <table:table-cell office:value-type="float" office:value="60.619415" calcext:value-type="float">
            <text:p>60,619415</text:p>
          </table:table-cell>
          <table:table-cell office:value-type="float" office:value="66.740614" calcext:value-type="float">
            <text:p>66,740614</text:p>
          </table:table-cell>
          <table:table-cell office:value-type="float" office:value="0.605927" calcext:value-type="float">
            <text:p>0,605927</text:p>
          </table:table-cell>
          <table:table-cell office:value-type="float" office:value="0.099978" calcext:value-type="float">
            <text:p>0,10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" calcext:value-type="float">
            <text:p>0</text:p>
          </table:table-cell>
          <table:table-cell office:value-type="float" office:value="12.242384" calcext:value-type="float">
            <text:p>12,242384</text:p>
          </table:table-cell>
          <table:table-cell office:value-type="float" office:value="0.969192" calcext:value-type="float">
            <text:p>0,969192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1.211721" calcext:value-type="float">
            <text:p>1,211721</text:p>
          </table:table-cell>
          <table:table-cell office:value-type="float" office:value="0" calcext:value-type="float">
            <text:p>0</text:p>
          </table:table-cell>
          <table:table-cell office:value-type="float" office:value="6.181778" calcext:value-type="float">
            <text:p>6,181778</text:p>
          </table:table-cell>
          <table:table-cell office:value-type="float" office:value="0.605794" calcext:value-type="float">
            <text:p>0,605794</text:p>
          </table:table-cell>
          <table:table-cell office:value-type="float" office:value="0.099956" calcext:value-type="float">
            <text:p>0,10</text:p>
          </table:table-cell>
        </table:table-row>
        <table:table-row table:style-name="ro2">
          <table:table-cell office:value-type="float" office:value="2.4" calcext:value-type="float">
            <text:p>2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6.268709" calcext:value-type="float">
            <text:p>6,268709</text:p>
          </table:table-cell>
          <table:table-cell office:value-type="float" office:value="12.30289" calcext:value-type="float">
            <text:p>12,30289</text:p>
          </table:table-cell>
          <table:table-cell office:value-type="float" office:value="0.973971" calcext:value-type="float">
            <text:p>0,973971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1.816776" calcext:value-type="float">
            <text:p>1,816776</text:p>
          </table:table-cell>
          <table:table-cell office:value-type="float" office:value="0" calcext:value-type="float">
            <text:p>0</text:p>
          </table:table-cell>
          <table:table-cell office:value-type="float" office:value="6.242284" calcext:value-type="float">
            <text:p>6,242284</text:p>
          </table:table-cell>
          <table:table-cell office:value-type="float" office:value="0.605054" calcext:value-type="float">
            <text:p>0,605054</text:p>
          </table:table-cell>
          <table:table-cell office:value-type="float" office:value="0.099834" calcext:value-type="float">
            <text:p>0,10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6.285634" calcext:value-type="float">
            <text:p>6,285634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.480923" calcext:value-type="float">
            <text:p>0,480923</text:p>
          </table:table-cell>
          <table:table-cell office:value-type="float" office:value="-0.208103" calcext:value-type="float">
            <text:p>-0,208103</text:p>
          </table:table-cell>
          <table:table-cell office:value-type="float" office:value="1.795971" calcext:value-type="float">
            <text:p>1,795971</text:p>
          </table:table-cell>
          <table:table-cell office:value-type="float" office:value="-62.703293" calcext:value-type="float">
            <text:p>-62,703293</text:p>
          </table:table-cell>
          <table:table-cell office:value-type="float" office:value="-62.731798" calcext:value-type="float">
            <text:p>-62,731798</text:p>
          </table:table-cell>
          <table:table-cell office:value-type="float" office:value="-0.020805" calcext:value-type="float">
            <text:p>-0,020805</text:p>
          </table:table-cell>
          <table:table-cell office:value-type="float" office:value="0.099974" calcext:value-type="float">
            <text:p>0,10</text:p>
          </table:table-cell>
        </table:table-row>
        <table:table-row table:style-name="ro2"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9.413116" calcext:value-type="float">
            <text:p>9,413116</text:p>
          </table:table-cell>
          <table:table-cell office:value-type="float" office:value="5.844259" calcext:value-type="float">
            <text:p>5,844259</text:p>
          </table:table-cell>
          <table:table-cell office:value-type="float" office:value="0.463835" calcext:value-type="float">
            <text:p>0,463835</text:p>
          </table:table-cell>
          <table:table-cell office:value-type="float" office:value="-0.225028" calcext:value-type="float">
            <text:p>-0,225028</text:p>
          </table:table-cell>
          <table:table-cell office:value-type="float" office:value="1.773388" calcext:value-type="float">
            <text:p>1,773388</text:p>
          </table:table-cell>
          <table:table-cell office:value-type="float" office:value="-0.168658" calcext:value-type="float">
            <text:p>-0,168658</text:p>
          </table:table-cell>
          <table:table-cell office:value-type="float" office:value="-0.216347" calcext:value-type="float">
            <text:p>-0,216347</text:p>
          </table:table-cell>
          <table:table-cell office:value-type="float" office:value="-0.022582" calcext:value-type="float">
            <text:p>-0,022582</text:p>
          </table:table-cell>
          <table:table-cell office:value-type="float" office:value="0.100353" calcext:value-type="float">
            <text:p>0,10</text:p>
          </table:table-cell>
        </table:table-row>
        <table:table-row table:style-name="ro2">
          <table:table-cell office:value-type="float" office:value="2.7" calcext:value-type="float">
            <text:p>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13116" calcext:value-type="float">
            <text:p>9,413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13116" calcext:value-type="float">
            <text:p>-9,413116</text:p>
          </table:table-cell>
          <table:table-cell office:value-type="float" office:value="0.814155" calcext:value-type="float">
            <text:p>0,814155</text:p>
          </table:table-cell>
          <table:table-cell office:value-type="float" office:value="-90.164234" calcext:value-type="float">
            <text:p>-90,164234</text:p>
          </table:table-cell>
          <table:table-cell office:value-type="float" office:value="-99.495935" calcext:value-type="float">
            <text:p>-99,495935</text:p>
          </table:table-cell>
          <table:table-cell office:value-type="float" office:value="-0.959233" calcext:value-type="float">
            <text:p>-0,959233</text:p>
          </table:table-cell>
          <table:table-cell office:value-type="float" office:value="0.101904" calcext:value-type="float">
            <text:p>0,10</text:p>
          </table:table-cell>
        </table:table-row>
        <table:table-row table:style-name="ro2"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58048" calcext:value-type="float">
            <text:p>9,45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58048" calcext:value-type="float">
            <text:p>-9,458048</text:p>
          </table:table-cell>
          <table:table-cell office:value-type="float" office:value="-0.111476" calcext:value-type="float">
            <text:p>-0,111476</text:p>
          </table:table-cell>
          <table:table-cell office:value-type="float" office:value="-0.459107" calcext:value-type="float">
            <text:p>-0,459107</text:p>
          </table:table-cell>
          <table:table-cell office:value-type="float" office:value="-9.928302" calcext:value-type="float">
            <text:p>-9,928302</text:p>
          </table:table-cell>
          <table:table-cell office:value-type="float" office:value="-0.925631" calcext:value-type="float">
            <text:p>-0,925631</text:p>
          </table:table-cell>
          <table:table-cell office:value-type="float" office:value="0.097867" calcext:value-type="float">
            <text:p>0,10</text:p>
          </table:table-cell>
        </table:table-row>
        <table:table-row table:style-name="ro2"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87838" calcext:value-type="float">
            <text:p>6,287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87838" calcext:value-type="float">
            <text:p>-6,287838</text:p>
          </table:table-cell>
          <table:table-cell office:value-type="float" office:value="-0.740869" calcext:value-type="float">
            <text:p>-0,740869</text:p>
          </table:table-cell>
          <table:table-cell office:value-type="float" office:value="31.671392" calcext:value-type="float">
            <text:p>31,671392</text:p>
          </table:table-cell>
          <table:table-cell office:value-type="float" office:value="25.309466" calcext:value-type="float">
            <text:p>25,309466</text:p>
          </table:table-cell>
          <table:table-cell office:value-type="float" office:value="-0.629393" calcext:value-type="float">
            <text:p>-0,629393</text:p>
          </table:table-cell>
          <table:table-cell office:value-type="float" office:value="0.100097" calcext:value-type="float">
            <text:p>0,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0278" calcext:value-type="float">
            <text:p>3,14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0278" calcext:value-type="float">
            <text:p>-3,140278</text:p>
          </table:table-cell>
          <table:table-cell office:value-type="float" office:value="-1.05475" calcext:value-type="float">
            <text:p>-1,05475</text:p>
          </table:table-cell>
          <table:table-cell office:value-type="float" office:value="31.490351" calcext:value-type="float">
            <text:p>31,490351</text:p>
          </table:table-cell>
          <table:table-cell office:value-type="float" office:value="28.244598" calcext:value-type="float">
            <text:p>28,244598</text:p>
          </table:table-cell>
          <table:table-cell office:value-type="float" office:value="-0.313881" calcext:value-type="float">
            <text:p>-0,313881</text:p>
          </table:table-cell>
          <table:table-cell office:value-type="float" office:value="0.099953" calcext:value-type="float">
            <text:p>0,10</text:p>
          </table:table-cell>
        </table:table-row>
        <table:table-row table:style-name="ro2">
          <table:table-cell office:value-type="float" office:value="3.1" calcext:value-type="float">
            <text:p>3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05475" calcext:value-type="float">
            <text:p>-1,05475</text:p>
          </table:table-cell>
          <table:table-cell office:value-type="float" office:value="31.402509" calcext:value-type="float">
            <text:p>31,402509</text:p>
          </table:table-cell>
          <table:table-cell office:value-type="float" office:value="31.297034" calcext:value-type="float">
            <text:p>31,297034</text:p>
          </table:table-cell>
          <table:table-cell office:value-type="float" office:value="0" calcext:value-type="float">
            <text:p>0</text:p>
          </table:table-cell>
          <table:table-cell office:value-type="float" office:value="0.100001" calcext:value-type="float">
            <text:p>0,10</text:p>
          </table:table-cell>
        </table:table-row>
        <table:table-row table:style-name="ro2"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660677" calcext:value-type="float">
            <text:p>-1,660677</text:p>
          </table:table-cell>
          <table:table-cell office:value-type="float" office:value="0" calcext:value-type="float">
            <text:p>0</text:p>
          </table:table-cell>
          <table:table-cell office:value-type="float" office:value="-0.166068" calcext:value-type="float">
            <text:p>-0,166068</text:p>
          </table:table-cell>
          <table:table-cell office:value-type="float" office:value="0" calcext:value-type="float">
            <text:p>0</text:p>
          </table:table-cell>
          <table:table-cell office:value-type="float" office:value="0.099989" calcext:value-type="float">
            <text:p>0,10</text:p>
          </table:table-cell>
        </table:table-row>
        <table:table-row table:style-name="ro2">
          <table:table-cell office:value-type="float" office:value="3.3" calcext:value-type="float">
            <text:p>3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66471" calcext:value-type="float">
            <text:p>-2,266471</text:p>
          </table:table-cell>
          <table:table-cell office:value-type="float" office:value="0" calcext:value-type="float">
            <text:p>0</text:p>
          </table:table-cell>
          <table:table-cell office:value-type="float" office:value="-0.226647" calcext:value-type="float">
            <text:p>-0,226647</text:p>
          </table:table-cell>
          <table:table-cell office:value-type="float" office:value="0" calcext:value-type="float">
            <text:p>0</text:p>
          </table:table-cell>
          <table:table-cell office:value-type="float" office:value="0.100028" calcext:value-type="float">
            <text:p>0,10</text:p>
          </table:table-cell>
        </table:table-row>
        <table:table-row table:style-name="ro2">
          <table:table-cell office:value-type="float" office:value="3.4" calcext:value-type="float">
            <text:p>3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871526" calcext:value-type="float">
            <text:p>-2,871526</text:p>
          </table:table-cell>
          <table:table-cell office:value-type="float" office:value="0" calcext:value-type="float">
            <text:p>0</text:p>
          </table:table-cell>
          <table:table-cell office:value-type="float" office:value="-0.287153" calcext:value-type="float">
            <text:p>-0,287153</text:p>
          </table:table-cell>
          <table:table-cell office:value-type="float" office:value="0" calcext:value-type="float">
            <text:p>0</text:p>
          </table:table-cell>
          <table:table-cell office:value-type="float" office:value="0.099997" calcext:value-type="float">
            <text:p>0,10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850721" calcext:value-type="float">
            <text:p>-2,850721</text:p>
          </table:table-cell>
          <table:table-cell office:value-type="float" office:value="0" calcext:value-type="float">
            <text:p>0</text:p>
          </table:table-cell>
          <table:table-cell office:value-type="float" office:value="-0.285072" calcext:value-type="float">
            <text:p>-0,285072</text:p>
          </table:table-cell>
          <table:table-cell office:value-type="float" office:value="0" calcext:value-type="float">
            <text:p>0</text:p>
          </table:table-cell>
          <table:table-cell office:value-type="float" office:value="0.099916" calcext:value-type="float">
            <text:p>0,10</text:p>
          </table:table-cell>
        </table:table-row>
        <table:table-row table:style-name="ro2">
          <table:table-cell office:value-type="float" office:value="3.6" calcext:value-type="float">
            <text:p>3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828138" calcext:value-type="float">
            <text:p>-2,828138</text:p>
          </table:table-cell>
          <table:table-cell office:value-type="float" office:value="0" calcext:value-type="float">
            <text:p>0</text:p>
          </table:table-cell>
          <table:table-cell office:value-type="float" office:value="-0.282814" calcext:value-type="float">
            <text:p>-0,282814</text:p>
          </table:table-cell>
          <table:table-cell office:value-type="float" office:value="0" calcext:value-type="float">
            <text:p>0</text:p>
          </table:table-cell>
          <table:table-cell office:value-type="float" office:value="0.100144" calcext:value-type="float">
            <text:p>0,10</text:p>
          </table:table-cell>
        </table:table-row>
        <table:table-row table:style-name="ro2"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868905" calcext:value-type="float">
            <text:p>-1,868905</text:p>
          </table:table-cell>
          <table:table-cell office:value-type="float" office:value="0" calcext:value-type="float">
            <text:p>0</text:p>
          </table:table-cell>
          <table:table-cell office:value-type="float" office:value="-0.186891" calcext:value-type="float">
            <text:p>-0,186891</text:p>
          </table:table-cell>
          <table:table-cell office:value-type="float" office:value="0" calcext:value-type="float">
            <text:p>0</text:p>
          </table:table-cell>
          <table:table-cell office:value-type="float" office:value="0.100018" calcext:value-type="float">
            <text:p>0,10</text:p>
          </table:table-cell>
        </table:table-row>
        <table:table-row table:style-name="ro2"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" calcext:value-type="float">
            <text:p>0</text:p>
          </table:table-cell>
          <table:table-cell office:value-type="float" office:value="36.302312" calcext:value-type="float">
            <text:p>36,302312</text:p>
          </table:table-cell>
          <table:table-cell office:value-type="float" office:value="1" calcext:value-type="float">
            <text:p>1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-0.640271" calcext:value-type="float">
            <text:p>-0,640271</text:p>
          </table:table-cell>
          <table:table-cell office:value-type="float" office:value="30.305733" calcext:value-type="float">
            <text:p>30,305733</text:p>
          </table:table-cell>
          <table:table-cell office:value-type="float" office:value="33.272009" calcext:value-type="float">
            <text:p>33,272009</text:p>
          </table:table-cell>
          <table:table-cell office:value-type="float" office:value="0.303003" calcext:value-type="float">
            <text:p>0,303003</text:p>
          </table:table-cell>
          <table:table-cell office:value-type="float" office:value="0.099991" calcext:value-type="float">
            <text:p>0,10</text:p>
          </table:table-cell>
        </table:table-row>
        <table:table-row table:style-name="ro2">
          <table:table-cell office:value-type="float" office:value="3.9" calcext:value-type="float">
            <text:p>3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" calcext:value-type="float">
            <text:p>0</text:p>
          </table:table-cell>
          <table:table-cell office:value-type="float" office:value="6.089701" calcext:value-type="float">
            <text:p>6,089701</text:p>
          </table:table-cell>
          <table:table-cell office:value-type="float" office:value="0.483221" calcext:value-type="float">
            <text:p>0,483221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9095" calcext:value-type="float">
            <text:p>0,29095</text:p>
          </table:table-cell>
          <table:table-cell office:value-type="float" office:value="0" calcext:value-type="float">
            <text:p>0</text:p>
          </table:table-cell>
          <table:table-cell office:value-type="float" office:value="3.059398" calcext:value-type="float">
            <text:p>3,059398</text:p>
          </table:table-cell>
          <table:table-cell office:value-type="float" office:value="0.301827" calcext:value-type="float">
            <text:p>0,301827</text:p>
          </table:table-cell>
          <table:table-cell office:value-type="float" office:value="0.099603" calcext:value-type="float">
            <text:p>0,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9972" calcext:value-type="float">
            <text:p>6,279972</text:p>
          </table:table-cell>
          <table:table-cell office:value-type="float" office:value="6.151443" calcext:value-type="float">
            <text:p>6,151443</text:p>
          </table:table-cell>
          <table:table-cell office:value-type="float" office:value="0.488098" calcext:value-type="float">
            <text:p>0,488098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908367" calcext:value-type="float">
            <text:p>0,908367</text:p>
          </table:table-cell>
          <table:table-cell office:value-type="float" office:value="0" calcext:value-type="float">
            <text:p>0</text:p>
          </table:table-cell>
          <table:table-cell office:value-type="float" office:value="3.12114" calcext:value-type="float">
            <text:p>3,12114</text:p>
          </table:table-cell>
          <table:table-cell office:value-type="float" office:value="0.303536" calcext:value-type="float">
            <text:p>0,303536</text:p>
          </table:table-cell>
          <table:table-cell office:value-type="float" office:value="0.100167" calcext:value-type="float">
            <text:p>0,10</text:p>
          </table:table-cell>
        </table:table-row>
        <table:table-row table:style-name="ro2"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2842" calcext:value-type="float">
            <text:p>6,272842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49669" calcext:value-type="float">
            <text:p>-3,249669</text:p>
          </table:table-cell>
          <table:table-cell office:value-type="float" office:value="0.583374" calcext:value-type="float">
            <text:p>0,583374</text:p>
          </table:table-cell>
          <table:table-cell office:value-type="float" office:value="-62.79469" calcext:value-type="float">
            <text:p>-62,79469</text:p>
          </table:table-cell>
          <table:table-cell office:value-type="float" office:value="-65.986022" calcext:value-type="float">
            <text:p>-65,986022</text:p>
          </table:table-cell>
          <table:table-cell office:value-type="float" office:value="-0.324993" calcext:value-type="float">
            <text:p>-0,324993</text:p>
          </table:table-cell>
          <table:table-cell office:value-type="float" office:value="0.100008" calcext:value-type="float">
            <text:p>0,10</text:p>
          </table:table-cell>
        </table:table-row>
        <table:table-row table:style-name="ro2"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96913" calcext:value-type="float">
            <text:p>6,296913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42539" calcext:value-type="float">
            <text:p>-3,242539</text:p>
          </table:table-cell>
          <table:table-cell office:value-type="float" office:value="0.259437" calcext:value-type="float">
            <text:p>0,259437</text:p>
          </table:table-cell>
          <table:table-cell office:value-type="float" office:value="0.071371" calcext:value-type="float">
            <text:p>0,071371</text:p>
          </table:table-cell>
          <table:table-cell office:value-type="float" office:value="-3.145224" calcext:value-type="float">
            <text:p>-3,145224</text:p>
          </table:table-cell>
          <table:table-cell office:value-type="float" office:value="-0.323937" calcext:value-type="float">
            <text:p>-0,323937</text:p>
          </table:table-cell>
          <table:table-cell office:value-type="float" office:value="0.099902" calcext:value-type="float">
            <text:p>0,10</text:p>
          </table:table-cell>
        </table:table-row>
        <table:table-row table:style-name="ro2"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92313" calcext:value-type="float">
            <text:p>6,292313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6661" calcext:value-type="float">
            <text:p>-3,26661</text:p>
          </table:table-cell>
          <table:table-cell office:value-type="float" office:value="-0.067903" calcext:value-type="float">
            <text:p>-0,067903</text:p>
          </table:table-cell>
          <table:table-cell office:value-type="float" office:value="-0.240213" calcext:value-type="float">
            <text:p>-0,240213</text:p>
          </table:table-cell>
          <table:table-cell office:value-type="float" office:value="-3.513613" calcext:value-type="float">
            <text:p>-3,513613</text:p>
          </table:table-cell>
          <table:table-cell office:value-type="float" office:value="-0.32734" calcext:value-type="float">
            <text:p>-0,32734</text:p>
          </table:table-cell>
          <table:table-cell office:value-type="float" office:value="0.100208" calcext:value-type="float">
            <text:p>0,10</text:p>
          </table:table-cell>
        </table:table-row>
        <table:table-row table:style-name="ro2">
          <table:table-cell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6354" calcext:value-type="float">
            <text:p>3,136354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6201" calcext:value-type="float">
            <text:p>-3,26201</text:p>
          </table:table-cell>
          <table:table-cell office:value-type="float" office:value="-0.396652" calcext:value-type="float">
            <text:p>-0,396652</text:p>
          </table:table-cell>
          <table:table-cell office:value-type="float" office:value="0.045649" calcext:value-type="float">
            <text:p>0,045649</text:p>
          </table:table-cell>
          <table:table-cell office:value-type="float" office:value="-3.256026" calcext:value-type="float">
            <text:p>-3,256026</text:p>
          </table:table-cell>
          <table:table-cell office:value-type="float" office:value="-0.328749" calcext:value-type="float">
            <text:p>-0,328749</text:p>
          </table:table-cell>
          <table:table-cell office:value-type="float" office:value="0.100781" calcext:value-type="float">
            <text:p>0,10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1656" calcext:value-type="float">
            <text:p>3,141656</text:p>
          </table:table-cell>
          <table:table-cell office:value-type="float" office:value="34.394311" calcext:value-type="float">
            <text:p>34,394311</text:p>
          </table:table-cell>
          <table:table-cell office:value-type="float" office:value="1" calcext:value-type="float">
            <text:p>1</text:p>
          </table:table-cell>
          <table:table-cell office:value-type="float" office:value="-0.106051" calcext:value-type="float">
            <text:p>-0,106051</text:p>
          </table:table-cell>
          <table:table-cell office:value-type="float" office:value="-0.407273" calcext:value-type="float">
            <text:p>-0,407273</text:p>
          </table:table-cell>
          <table:table-cell office:value-type="float" office:value="31.510786" calcext:value-type="float">
            <text:p>31,510786</text:p>
          </table:table-cell>
          <table:table-cell office:value-type="float" office:value="31.364008" calcext:value-type="float">
            <text:p>31,364008</text:p>
          </table:table-cell>
          <table:table-cell office:value-type="float" office:value="-0.010621" calcext:value-type="float">
            <text:p>-0,010621</text:p>
          </table:table-cell>
          <table:table-cell office:value-type="float" office:value="0.100155" calcext:value-type="float">
            <text:p>0,10</text:p>
          </table:table-cell>
        </table:table-row>
        <table:table-row table:style-name="ro2">
          <table:table-cell office:value-type="float" office:value="4.6" calcext:value-type="float">
            <text:p>4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84315" calcext:value-type="float">
            <text:p>6,284315</text:p>
          </table:table-cell>
          <table:table-cell office:value-type="float" office:value="2.823469" calcext:value-type="float">
            <text:p>2,823469</text:p>
          </table:table-cell>
          <table:table-cell office:value-type="float" office:value="0.25" calcext:value-type="float">
            <text:p>0,25</text:p>
          </table:table-cell>
          <table:table-cell office:value-type="float" office:value="-0.111353" calcext:value-type="float">
            <text:p>-0,111353</text:p>
          </table:table-cell>
          <table:table-cell office:value-type="float" office:value="-0.418277" calcext:value-type="float">
            <text:p>-0,418277</text:p>
          </table:table-cell>
          <table:table-cell office:value-type="float" office:value="-0.053654" calcext:value-type="float">
            <text:p>-0,053654</text:p>
          </table:table-cell>
          <table:table-cell office:value-type="float" office:value="-0.206834" calcext:value-type="float">
            <text:p>-0,206834</text:p>
          </table:table-cell>
          <table:table-cell office:value-type="float" office:value="-0.011004" calcext:value-type="float">
            <text:p>-0,011004</text:p>
          </table:table-cell>
          <table:table-cell office:value-type="float" office:value="0.098818" calcext:value-type="float">
            <text:p>0,10</text:p>
          </table:table-cell>
        </table:table-row>
        <table:table-row table:style-name="ro2"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9.425056" calcext:value-type="float">
            <text:p>9,425056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54012" calcext:value-type="float">
            <text:p>-3,254012</text:p>
          </table:table-cell>
          <table:table-cell office:value-type="float" office:value="-0.743749" calcext:value-type="float">
            <text:p>-0,743749</text:p>
          </table:table-cell>
          <table:table-cell office:value-type="float" office:value="-31.419733" calcext:value-type="float">
            <text:p>-31,419733</text:p>
          </table:table-cell>
          <table:table-cell office:value-type="float" office:value="-34.74812" calcext:value-type="float">
            <text:p>-34,74812</text:p>
          </table:table-cell>
          <table:table-cell office:value-type="float" office:value="-0.325472" calcext:value-type="float">
            <text:p>-0,325472</text:p>
          </table:table-cell>
          <table:table-cell office:value-type="float" office:value="0.100022" calcext:value-type="float">
            <text:p>0,10</text:p>
          </table:table-cell>
        </table:table-row>
        <table:table-row table:style-name="ro2"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4395" calcext:value-type="float">
            <text:p>6,274395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6.394753" calcext:value-type="float">
            <text:p>-6,394753</text:p>
          </table:table-cell>
          <table:table-cell office:value-type="float" office:value="-1.686605" calcext:value-type="float">
            <text:p>-1,686605</text:p>
          </table:table-cell>
          <table:table-cell office:value-type="float" office:value="-31.388884" calcext:value-type="float">
            <text:p>-31,388884</text:p>
          </table:table-cell>
          <table:table-cell office:value-type="float" office:value="-37.952298" calcext:value-type="float">
            <text:p>-37,952298</text:p>
          </table:table-cell>
          <table:table-cell office:value-type="float" office:value="-0.639853" calcext:value-type="float">
            <text:p>-0,639853</text:p>
          </table:table-cell>
          <table:table-cell office:value-type="float" office:value="0.100059" calcext:value-type="float">
            <text:p>0,10</text:p>
          </table:table-cell>
        </table:table-row>
        <table:table-row table:style-name="ro2"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6156" calcext:value-type="float">
            <text:p>3,146156</text:p>
          </table:table-cell>
          <table:table-cell office:value-type="float" office:value="30.798193" calcext:value-type="float">
            <text:p>30,798193</text:p>
          </table:table-cell>
          <table:table-cell office:value-type="float" office:value="1" calcext:value-type="float">
            <text:p>1</text:p>
          </table:table-cell>
          <table:table-cell office:value-type="float" office:value="-3.244092" calcext:value-type="float">
            <text:p>-3,244092</text:p>
          </table:table-cell>
          <table:table-cell office:value-type="float" office:value="-2.315573" calcext:value-type="float">
            <text:p>-2,315573</text:p>
          </table:table-cell>
          <table:table-cell office:value-type="float" office:value="31.24354" calcext:value-type="float">
            <text:p>31,24354</text:p>
          </table:table-cell>
          <table:table-cell office:value-type="float" office:value="27.76789" calcext:value-type="float">
            <text:p>27,76789</text:p>
          </table:table-cell>
          <table:table-cell office:value-type="float" office:value="-0.327141" calcext:value-type="float">
            <text:p>-0,327141</text:p>
          </table:table-cell>
          <table:table-cell office:value-type="float" office:value="0.100842" calcext:value-type="float">
            <text:p>0,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82742" calcext:value-type="float">
            <text:p>6,282742</text:p>
          </table:table-cell>
          <table:table-cell office:value-type="float" office:value="33.795166" calcext:value-type="float">
            <text:p>33,795166</text:p>
          </table:table-cell>
          <table:table-cell office:value-type="float" office:value="1" calcext:value-type="float">
            <text:p>1</text:p>
          </table:table-cell>
          <table:table-cell office:value-type="float" office:value="-0.115853" calcext:value-type="float">
            <text:p>-0,115853</text:p>
          </table:table-cell>
          <table:table-cell office:value-type="float" office:value="-2.630747" calcext:value-type="float">
            <text:p>-2,630747</text:p>
          </table:table-cell>
          <table:table-cell office:value-type="float" office:value="31.143791" calcext:value-type="float">
            <text:p>31,143791</text:p>
          </table:table-cell>
          <table:table-cell office:value-type="float" office:value="30.764863" calcext:value-type="float">
            <text:p>30,764863</text:p>
          </table:table-cell>
          <table:table-cell office:value-type="float" office:value="-0.011637" calcext:value-type="float">
            <text:p>-0,011637</text:p>
          </table:table-cell>
          <table:table-cell office:value-type="float" office:value="0.100445" calcext:value-type="float">
            <text:p>0,10</text:p>
          </table:table-cell>
        </table:table-row>
        <table:table-row table:style-name="ro2"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9.398369" calcext:value-type="float">
            <text:p>9,398369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52439" calcext:value-type="float">
            <text:p>-3,252439</text:p>
          </table:table-cell>
          <table:table-cell office:value-type="float" office:value="-2.633912" calcext:value-type="float">
            <text:p>-2,633912</text:p>
          </table:table-cell>
          <table:table-cell office:value-type="float" office:value="-31.087278" calcext:value-type="float">
            <text:p>-31,087278</text:p>
          </table:table-cell>
          <table:table-cell office:value-type="float" office:value="-34.603108" calcext:value-type="float">
            <text:p>-34,603108</text:p>
          </table:table-cell>
          <table:table-cell office:value-type="float" office:value="-0.328158" calcext:value-type="float">
            <text:p>-0,328158</text:p>
          </table:table-cell>
          <table:table-cell office:value-type="float" office:value="0.100896" calcext:value-type="float">
            <text:p>0,10</text:p>
          </table:table-cell>
        </table:table-row>
        <table:table-row table:style-name="ro2">
          <table:table-cell office:value-type="float" office:value="5.2" calcext:value-type="float">
            <text:p>5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9.442437" calcext:value-type="float">
            <text:p>9,442437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6.368066" calcext:value-type="float">
            <text:p>-6,368066</text:p>
          </table:table-cell>
          <table:table-cell office:value-type="float" office:value="-2.967363" calcext:value-type="float">
            <text:p>-2,967363</text:p>
          </table:table-cell>
          <table:table-cell office:value-type="float" office:value="-30.180851" calcext:value-type="float">
            <text:p>-30,180851</text:p>
          </table:table-cell>
          <table:table-cell office:value-type="float" office:value="-36.845653" calcext:value-type="float">
            <text:p>-36,845653</text:p>
          </table:table-cell>
          <table:table-cell office:value-type="float" office:value="-0.657388" calcext:value-type="float">
            <text:p>-0,657388</text:p>
          </table:table-cell>
          <table:table-cell office:value-type="float" office:value="0.103232" calcext:value-type="float">
            <text:p>0,10</text:p>
          </table:table-cell>
        </table:table-row>
        <table:table-row table:style-name="ro2"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88289" calcext:value-type="float">
            <text:p>6,288289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6.412134" calcext:value-type="float">
            <text:p>-6,412134</text:p>
          </table:table-cell>
          <table:table-cell office:value-type="float" office:value="-3.290957" calcext:value-type="float">
            <text:p>-3,290957</text:p>
          </table:table-cell>
          <table:table-cell office:value-type="float" office:value="-0.434102" calcext:value-type="float">
            <text:p>-0,434102</text:p>
          </table:table-cell>
          <table:table-cell office:value-type="float" office:value="-7.175332" calcext:value-type="float">
            <text:p>-7,175332</text:p>
          </table:table-cell>
          <table:table-cell office:value-type="float" office:value="-0.650934" calcext:value-type="float">
            <text:p>-0,650934</text:p>
          </table:table-cell>
          <table:table-cell office:value-type="float" office:value="0.101516" calcext:value-type="float">
            <text:p>0,10</text:p>
          </table:table-cell>
        </table:table-row>
        <table:table-row table:style-name="ro2">
          <table:table-cell office:value-type="float" office:value="5.4" calcext:value-type="float">
            <text:p>5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7257" calcext:value-type="float">
            <text:p>3,137257</text:p>
          </table:table-cell>
          <table:table-cell office:value-type="float" office:value="31.047335" calcext:value-type="float">
            <text:p>31,047335</text:p>
          </table:table-cell>
          <table:table-cell office:value-type="float" office:value="1" calcext:value-type="float">
            <text:p>1</text:p>
          </table:table-cell>
          <table:table-cell office:value-type="float" office:value="-3.257986" calcext:value-type="float">
            <text:p>-3,257986</text:p>
          </table:table-cell>
          <table:table-cell office:value-type="float" office:value="-3.287365" calcext:value-type="float">
            <text:p>-3,287365</text:p>
          </table:table-cell>
          <table:table-cell office:value-type="float" office:value="31.603754" calcext:value-type="float">
            <text:p>31,603754</text:p>
          </table:table-cell>
          <table:table-cell office:value-type="float" office:value="28.017032" calcext:value-type="float">
            <text:p>28,017032</text:p>
          </table:table-cell>
          <table:table-cell office:value-type="float" office:value="-0.325157" calcext:value-type="float">
            <text:p>-0,325157</text:p>
          </table:table-cell>
          <table:table-cell office:value-type="float" office:value="0.099803" calcext:value-type="float">
            <text:p>0,10</text:p>
          </table:table-cell>
        </table:table-row>
        <table:table-row table:style-name="ro2"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96101" calcext:value-type="float">
            <text:p>6,296101</text:p>
          </table:table-cell>
          <table:table-cell office:value-type="float" office:value="33.613864" calcext:value-type="float">
            <text:p>33,613864</text:p>
          </table:table-cell>
          <table:table-cell office:value-type="float" office:value="1" calcext:value-type="float">
            <text:p>1</text:p>
          </table:table-cell>
          <table:table-cell office:value-type="float" office:value="-0.106954" calcext:value-type="float">
            <text:p>-0,106954</text:p>
          </table:table-cell>
          <table:table-cell office:value-type="float" office:value="-3.287608" calcext:value-type="float">
            <text:p>-3,287608</text:p>
          </table:table-cell>
          <table:table-cell office:value-type="float" office:value="31.019276" calcext:value-type="float">
            <text:p>31,019276</text:p>
          </table:table-cell>
          <table:table-cell office:value-type="float" office:value="30.583561" calcext:value-type="float">
            <text:p>30,583561</text:p>
          </table:table-cell>
          <table:table-cell office:value-type="float" office:value="-0.010865" calcext:value-type="float">
            <text:p>-0,010865</text:p>
          </table:table-cell>
          <table:table-cell office:value-type="float" office:value="0.101583" calcext:value-type="float">
            <text:p>0,10</text:p>
          </table:table-cell>
        </table:table-row>
        <table:table-row table:style-name="ro2">
          <table:table-cell office:value-type="float" office:value="5.6" calcext:value-type="float">
            <text:p>5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9.417535" calcext:value-type="float">
            <text:p>9,417535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65798" calcext:value-type="float">
            <text:p>-3,265798</text:p>
          </table:table-cell>
          <table:table-cell office:value-type="float" office:value="-3.605382" calcext:value-type="float">
            <text:p>-3,605382</text:p>
          </table:table-cell>
          <table:table-cell office:value-type="float" office:value="-31.377276" calcext:value-type="float">
            <text:p>-31,377276</text:p>
          </table:table-cell>
          <table:table-cell office:value-type="float" office:value="-35.003612" calcext:value-type="float">
            <text:p>-35,003612</text:p>
          </table:table-cell>
          <table:table-cell office:value-type="float" office:value="-0.328778" calcext:value-type="float">
            <text:p>-0,328778</text:p>
          </table:table-cell>
          <table:table-cell office:value-type="float" office:value="0.100673" calcext:value-type="float">
            <text:p>0,10</text:p>
          </table:table-cell>
        </table:table-row>
        <table:table-row table:style-name="ro2"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3648" calcext:value-type="float">
            <text:p>6,273648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6.387232" calcext:value-type="float">
            <text:p>-6,387232</text:p>
          </table:table-cell>
          <table:table-cell office:value-type="float" office:value="-3.929288" calcext:value-type="float">
            <text:p>-3,929288</text:p>
          </table:table-cell>
          <table:table-cell office:value-type="float" office:value="-30.702193" calcext:value-type="float">
            <text:p>-30,702193</text:p>
          </table:table-cell>
          <table:table-cell office:value-type="float" office:value="-37.482354" calcext:value-type="float">
            <text:p>-37,482354</text:p>
          </table:table-cell>
          <table:table-cell office:value-type="float" office:value="-0.649378" calcext:value-type="float">
            <text:p>-0,649378</text:p>
          </table:table-cell>
          <table:table-cell office:value-type="float" office:value="0.101668" calcext:value-type="float">
            <text:p>0,10</text:p>
          </table:table-cell>
        </table:table-row>
        <table:table-row table:style-name="ro2"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73648" calcext:value-type="float">
            <text:p>6,27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73648" calcext:value-type="float">
            <text:p>-6,273648</text:p>
          </table:table-cell>
          <table:table-cell office:value-type="float" office:value="-3.85082" calcext:value-type="float">
            <text:p>-3,85082</text:p>
          </table:table-cell>
          <table:table-cell office:value-type="float" office:value="1.269331" calcext:value-type="float">
            <text:p>1,269331</text:p>
          </table:table-cell>
          <table:table-cell office:value-type="float" office:value="-5.3894" calcext:value-type="float">
            <text:p>-5,3894</text:p>
          </table:table-cell>
          <table:table-cell office:value-type="float" office:value="-0.561385" calcext:value-type="float">
            <text:p>-0,561385</text:p>
          </table:table-cell>
          <table:table-cell office:value-type="float" office:value="0.089483" calcext:value-type="float">
            <text:p>0,09</text:p>
          </table:table-cell>
        </table:table-row>
        <table:table-row table:style-name="ro2">
          <table:table-cell office:value-type="float" office:value="5.9" calcext:value-type="float">
            <text:p>5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99623" calcext:value-type="float">
            <text:p>6,299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99623" calcext:value-type="float">
            <text:p>-6,299623</text:p>
          </table:table-cell>
          <table:table-cell office:value-type="float" office:value="-4.154573" calcext:value-type="float">
            <text:p>-4,154573</text:p>
          </table:table-cell>
          <table:table-cell office:value-type="float" office:value="-0.259359" calcext:value-type="float">
            <text:p>-0,259359</text:p>
          </table:table-cell>
          <table:table-cell office:value-type="float" office:value="-6.974439" calcext:value-type="float">
            <text:p>-6,974439</text:p>
          </table:table-cell>
          <table:table-cell office:value-type="float" office:value="-0.630894" calcext:value-type="float">
            <text:p>-0,630894</text:p>
          </table:table-cell>
          <table:table-cell office:value-type="float" office:value="0.100148" calcext:value-type="float">
            <text:p>0,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79987" calcext:value-type="float">
            <text:p>6,27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79987" calcext:value-type="float">
            <text:p>-6,279987</text:p>
          </table:table-cell>
          <table:table-cell office:value-type="float" office:value="-4.770238" calcext:value-type="float">
            <text:p>-4,770238</text:p>
          </table:table-cell>
          <table:table-cell office:value-type="float" office:value="0.19657" calcext:value-type="float">
            <text:p>0,19657</text:p>
          </table:table-cell>
          <table:table-cell office:value-type="float" office:value="-6.560441" calcext:value-type="float">
            <text:p>-6,560441</text:p>
          </table:table-cell>
          <table:table-cell office:value-type="float" office:value="-0.627302" calcext:value-type="float">
            <text:p>-0,627302</text:p>
          </table:table-cell>
          <table:table-cell office:value-type="float" office:value="0.099889" calcext:value-type="float">
            <text:p>0,10</text:p>
          </table:table-cell>
        </table:table-row>
        <table:table-row table:style-name="ro2">
          <table:table-cell office:value-type="float" office:value="6.1" calcext:value-type="float">
            <text:p>6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3447" calcext:value-type="float">
            <text:p>3,14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3447" calcext:value-type="float">
            <text:p>-3,143447</text:p>
          </table:table-cell>
          <table:table-cell office:value-type="float" office:value="-4.756679" calcext:value-type="float">
            <text:p>-4,756679</text:p>
          </table:table-cell>
          <table:table-cell office:value-type="float" office:value="31.340029" calcext:value-type="float">
            <text:p>31,340029</text:p>
          </table:table-cell>
          <table:table-cell office:value-type="float" office:value="27.720914" calcext:value-type="float">
            <text:p>27,720914</text:p>
          </table:table-cell>
          <table:table-cell office:value-type="float" office:value="-0.314599" calcext:value-type="float">
            <text:p>-0,314599</text:p>
          </table:table-cell>
          <table:table-cell office:value-type="float" office:value="0.100081" calcext:value-type="float">
            <text:p>0,10</text:p>
          </table:table-cell>
        </table:table-row>
        <table:table-row table:style-name="ro2">
          <table:table-cell office:value-type="float" office:value="6.2" calcext:value-type="float">
            <text:p>6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0996" calcext:value-type="float">
            <text:p>3,14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0996" calcext:value-type="float">
            <text:p>-3,140996</text:p>
          </table:table-cell>
          <table:table-cell office:value-type="float" office:value="-4.413168" calcext:value-type="float">
            <text:p>-4,413168</text:p>
          </table:table-cell>
          <table:table-cell office:value-type="float" office:value="0.024522" calcext:value-type="float">
            <text:p>0,024522</text:p>
          </table:table-cell>
          <table:table-cell office:value-type="float" office:value="-3.557791" calcext:value-type="float">
            <text:p>-3,557791</text:p>
          </table:table-cell>
          <table:table-cell office:value-type="float" office:value="-0.313876" calcext:value-type="float">
            <text:p>-0,313876</text:p>
          </table:table-cell>
          <table:table-cell office:value-type="float" office:value="0.099929" calcext:value-type="float">
            <text:p>0,10</text:p>
          </table:table-cell>
        </table:table-row>
        <table:table-row table:style-name="ro2">
          <table:table-cell office:value-type="float" office:value="6.3" calcext:value-type="float">
            <text:p>6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762233" calcext:value-type="float">
            <text:p>-3,762233</text:p>
          </table:table-cell>
          <table:table-cell office:value-type="float" office:value="31.428503" calcext:value-type="float">
            <text:p>31,428503</text:p>
          </table:table-cell>
          <table:table-cell office:value-type="float" office:value="31.052279" calcext:value-type="float">
            <text:p>31,052279</text:p>
          </table:table-cell>
          <table:table-cell office:value-type="float" office:value="0" calcext:value-type="float">
            <text:p>0</text:p>
          </table:table-cell>
          <table:table-cell office:value-type="float" office:value="0.099941" calcext:value-type="float">
            <text:p>0,10</text:p>
          </table:table-cell>
        </table:table-row>
        <table:table-row table:style-name="ro2">
          <table:table-cell office:value-type="float" office:value="6.4" calcext:value-type="float">
            <text:p>6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437077" calcext:value-type="float">
            <text:p>-3,437077</text:p>
          </table:table-cell>
          <table:table-cell office:value-type="float" office:value="0" calcext:value-type="float">
            <text:p>0</text:p>
          </table:table-cell>
          <table:table-cell office:value-type="float" office:value="-0.343708" calcext:value-type="float">
            <text:p>-0,343708</text:p>
          </table:table-cell>
          <table:table-cell office:value-type="float" office:value="0" calcext:value-type="float">
            <text:p>0</text:p>
          </table:table-cell>
          <table:table-cell office:value-type="float" office:value="0.100093" calcext:value-type="float">
            <text:p>0,10</text:p>
          </table:table-cell>
        </table:table-row>
        <table:table-row table:style-name="ro2">
          <table:table-cell office:value-type="float" office:value="6.5" calcext:value-type="float">
            <text:p>6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426212" calcext:value-type="float">
            <text:p>-3,426212</text:p>
          </table:table-cell>
          <table:table-cell office:value-type="float" office:value="0" calcext:value-type="float">
            <text:p>0</text:p>
          </table:table-cell>
          <table:table-cell office:value-type="float" office:value="-0.342621" calcext:value-type="float">
            <text:p>-0,342621</text:p>
          </table:table-cell>
          <table:table-cell office:value-type="float" office:value="0" calcext:value-type="float">
            <text:p>0</text:p>
          </table:table-cell>
          <table:table-cell office:value-type="float" office:value="0.099838" calcext:value-type="float">
            <text:p>0,10</text:p>
          </table:table-cell>
        </table:table-row>
        <table:table-row table:style-name="ro2">
          <table:table-cell office:value-type="float" office:value="6.6" calcext:value-type="float">
            <text:p>6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097435" calcext:value-type="float">
            <text:p>-3,097435</text:p>
          </table:table-cell>
          <table:table-cell office:value-type="float" office:value="0" calcext:value-type="float">
            <text:p>0</text:p>
          </table:table-cell>
          <table:table-cell office:value-type="float" office:value="-0.309743" calcext:value-type="float">
            <text:p>-0,309743</text:p>
          </table:table-cell>
          <table:table-cell office:value-type="float" office:value="0" calcext:value-type="float">
            <text:p>0</text:p>
          </table:table-cell>
          <table:table-cell office:value-type="float" office:value="0.100174" calcext:value-type="float">
            <text:p>0,10</text:p>
          </table:table-cell>
        </table:table-row>
        <table:table-row table:style-name="ro2">
          <table:table-cell office:value-type="float" office:value="6.7" calcext:value-type="float">
            <text:p>6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448057" calcext:value-type="float">
            <text:p>-2,448057</text:p>
          </table:table-cell>
          <table:table-cell office:value-type="float" office:value="0" calcext:value-type="float">
            <text:p>0</text:p>
          </table:table-cell>
          <table:table-cell office:value-type="float" office:value="-0.244806" calcext:value-type="float">
            <text:p>-0,244806</text:p>
          </table:table-cell>
          <table:table-cell office:value-type="float" office:value="0" calcext:value-type="float">
            <text:p>0</text:p>
          </table:table-cell>
          <table:table-cell office:value-type="float" office:value="0.099961" calcext:value-type="float">
            <text:p>0,10</text:p>
          </table:table-cell>
        </table:table-row>
        <table:table-row table:style-name="ro2">
          <table:table-cell office:value-type="float" office:value="6.8" calcext:value-type="float">
            <text:p>6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886672" calcext:value-type="float">
            <text:p>-1,886672</text:p>
          </table:table-cell>
          <table:table-cell office:value-type="float" office:value="0" calcext:value-type="float">
            <text:p>0</text:p>
          </table:table-cell>
          <table:table-cell office:value-type="float" office:value="-0.188667" calcext:value-type="float">
            <text:p>-0,188667</text:p>
          </table:table-cell>
          <table:table-cell office:value-type="float" office:value="0" calcext:value-type="float">
            <text:p>0</text:p>
          </table:table-cell>
          <table:table-cell office:value-type="float" office:value="0.100064" calcext:value-type="float">
            <text:p>0,10</text:p>
          </table:table-cell>
        </table:table-row>
        <table:table-row table:style-name="ro2">
          <table:table-cell office:value-type="float" office:value="6.9" calcext:value-type="float">
            <text:p>6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255777" calcext:value-type="float">
            <text:p>-1,255777</text:p>
          </table:table-cell>
          <table:table-cell office:value-type="float" office:value="0" calcext:value-type="float">
            <text:p>0</text:p>
          </table:table-cell>
          <table:table-cell office:value-type="float" office:value="-0.125578" calcext:value-type="float">
            <text:p>-0,125578</text:p>
          </table:table-cell>
          <table:table-cell office:value-type="float" office:value="0" calcext:value-type="float">
            <text:p>0</text:p>
          </table:table-cell>
          <table:table-cell office:value-type="float" office:value="0.099947" calcext:value-type="float">
            <text:p>0,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628475" calcext:value-type="float">
            <text:p>-0,628475</text:p>
          </table:table-cell>
          <table:table-cell office:value-type="float" office:value="0" calcext:value-type="float">
            <text:p>0</text:p>
          </table:table-cell>
          <table:table-cell office:value-type="float" office:value="-0.062848" calcext:value-type="float">
            <text:p>-0,062848</text:p>
          </table:table-cell>
          <table:table-cell office:value-type="float" office:value="0" calcext:value-type="float">
            <text:p>0</text:p>
          </table:table-cell>
          <table:table-cell office:value-type="float" office:value="0.099954" calcext:value-type="float">
            <text:p>0,10</text:p>
          </table:table-cell>
        </table:table-row>
        <table:table-row table:style-name="ro2">
          <table:table-cell office:value-type="float" office:value="7.1" calcext:value-type="float">
            <text:p>7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13876" calcext:value-type="float">
            <text:p>-0,313876</text:p>
          </table:table-cell>
          <table:table-cell office:value-type="float" office:value="0" calcext:value-type="float">
            <text:p>0</text:p>
          </table:table-cell>
          <table:table-cell office:value-type="float" office:value="-0.031388" calcext:value-type="float">
            <text:p>-0,031388</text:p>
          </table:table-cell>
          <table:table-cell office:value-type="float" office:value="0" calcext:value-type="float">
            <text:p>0</text:p>
          </table:table-cell>
          <table:table-cell office:value-type="float" office:value="0.100042" calcext:value-type="float">
            <text:p>0,10</text:p>
          </table:table-cell>
        </table:table-row>
        <table:table-row table:style-name="ro2">
          <table:table-cell office:value-type="float" office:value="7.2" calcext:value-type="float">
            <text:p>7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4" calcext:value-type="float">
            <text:p>0,10</text:p>
          </table:table-cell>
        </table:table-row>
        <table:table-row table:style-name="ro2">
          <table:table-cell office:value-type="float" office:value="7.3" calcext:value-type="float">
            <text:p>7,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52" calcext:value-type="float">
            <text:p>0,10</text:p>
          </table:table-cell>
        </table:table-row>
        <table:table-row table:style-name="ro2">
          <table:table-cell office:value-type="float" office:value="7.4" calcext:value-type="float">
            <text:p>7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55" calcext:value-type="float">
            <text:p>0,10</text:p>
          </table:table-cell>
        </table:table-row>
        <table:table-row table:style-name="ro2">
          <table:table-cell office:value-type="float" office:value="7.5" calcext:value-type="float">
            <text:p>7,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44" calcext:value-type="float">
            <text:p>0,10</text:p>
          </table:table-cell>
        </table:table-row>
        <table:table-row table:style-name="ro2">
          <table:table-cell office:value-type="float" office:value="7.6" calcext:value-type="float">
            <text:p>7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4" calcext:value-type="float">
            <text:p>0,10</text:p>
          </table:table-cell>
        </table:table-row>
        <table:table-row table:style-name="ro2">
          <table:table-cell office:value-type="float" office:value="7.7" calcext:value-type="float">
            <text:p>7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12" calcext:value-type="float">
            <text:p>0,10</text:p>
          </table:table-cell>
        </table:table-row>
        <table:table-row table:style-name="ro2"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2" calcext:value-type="float">
            <text:p>0,10</text:p>
          </table:table-cell>
        </table:table-row>
        <table:table-row table:style-name="ro2">
          <table:table-cell office:value-type="float" office:value="7.9" calcext:value-type="float">
            <text:p>7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05" calcext:value-type="float">
            <text:p>0,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04" calcext:value-type="float">
            <text:p>0,10</text:p>
          </table:table-cell>
        </table:table-row>
        <table:table-row table:style-name="ro2">
          <table:table-cell office:value-type="float" office:value="8.1" calcext:value-type="float">
            <text:p>8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6" calcext:value-type="float">
            <text:p>0,10</text:p>
          </table:table-cell>
        </table:table-row>
        <table:table-row table:style-name="ro2">
          <table:table-cell office:value-type="float" office:value="8.2" calcext:value-type="float">
            <text:p>8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09" calcext:value-type="float">
            <text:p>0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5:27:14.7128414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5:29:59.844243186</dc:date>
    <meta:editing-duration>PT27M53S</meta:editing-duration>
    <meta:editing-cycles>8</meta:editing-cycles>
    <meta:generator>LibreOffice/6.0.7.3$Linux_X86_64 LibreOffice_project/00m0$Build-3</meta:generator>
    <meta:document-statistic meta:table-count="1" meta:cell-count="109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71cm" svg:height="4.168cm" xlink:href=".." xlink:type="simple" chart:class="chart:line" chart:style-name="ch1">
        <chart:legend chart:legend-position="end" svg:x="9.645cm" svg:y="1.183cm" style:legend-expansion="high" chart:style-name="ch2"/>
        <chart:plot-area chart:style-name="ch3" table:cell-range-address="left_wheel_stats.A2:left_wheel_stats.A84 left_wheel_stats.D1:left_wheel_stats.E82" chart:data-source-has-labels="both" svg:x="0.114cm" svg:y="0.037cm" svg:width="9.371cm" svg:height="4.001cm">
          <chartooo:coordinate-region svg:x="0.763cm" svg:y="0.225cm" svg:width="8.59cm" svg:height="2.954cm"/>
          <chart:axis chart:dimension="x" chart:name="primary-x" chart:style-name="ch4" chartooo:axis-type="auto">
            <chartooo:date-scale/>
            <chart:categories table:cell-range-address="left_wheel_stats.A2:left_wheel_stats.A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D2:left_wheel_stats.D82" chart:label-cell-address="left_wheel_stats.D1:left_wheel_stats.D1" chart:class="chart:line">
            <chart:data-point chart:repeated="81"/>
          </chart:series>
          <chart:series chart:style-name="ch7" chart:values-cell-range-address="left_wheel_stats.E2:left_wheel_stats.E82" chart:label-cell-address="left_wheel_stats.E1:left_wheel_stats.E1" chart:class="chart:line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right_wheel</text:p>
                <draw:g>
                  <svg:desc>left_wheel_stats.D1:left_wheel_stats.D1</svg:desc>
                </draw:g>
              </table:table-cell>
              <table:table-cell office:value-type="string">
                <text:p>angular_vel_encoder_right_wheel</text:p>
                <draw:g>
                  <svg:desc>left_wheel_stats.E1:left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4</svg:desc>
                </draw:g>
              </table:table-cell>
              <table:table-cell office:value-type="float" office:value="0">
                <text:p>0</text:p>
                <draw:g>
                  <svg:desc>left_wheel_stats.D2:left_wheel_stats.D82</svg:desc>
                </draw:g>
              </table:table-cell>
              <table:table-cell office:value-type="float" office:value="0">
                <text:p>0</text:p>
                <draw:g>
                  <svg:desc>left_wheel_stats.E2:left_wheel_stats.E8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060606">
                <text:p>6.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.060606">
                <text:p>6.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.060606">
                <text:p>6.060606</text:p>
              </table:table-cell>
              <table:table-cell office:value-type="float" office:value="6.268709">
                <text:p>6.26870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.060606">
                <text:p>6.060606</text:p>
              </table:table-cell>
              <table:table-cell office:value-type="float" office:value="6.285634">
                <text:p>6.28563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.060606">
                <text:p>6.060606</text:p>
              </table:table-cell>
              <table:table-cell office:value-type="float" office:value="9.413116">
                <text:p>9.41311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9.413116">
                <text:p>9.41311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9.458048">
                <text:p>9.45804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6.287838">
                <text:p>6.2878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.140278">
                <text:p>3.14027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30303">
                <text:p>3.030303</text:p>
              </table:table-cell>
              <table:table-cell office:value-type="float" office:value="6.279972">
                <text:p>6.279972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.030303">
                <text:p>3.030303</text:p>
              </table:table-cell>
              <table:table-cell office:value-type="float" office:value="6.272842">
                <text:p>6.27284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.030303">
                <text:p>3.030303</text:p>
              </table:table-cell>
              <table:table-cell office:value-type="float" office:value="6.296913">
                <text:p>6.296913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.030303">
                <text:p>3.030303</text:p>
              </table:table-cell>
              <table:table-cell office:value-type="float" office:value="6.292313">
                <text:p>6.29231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.030303">
                <text:p>3.030303</text:p>
              </table:table-cell>
              <table:table-cell office:value-type="float" office:value="3.136354">
                <text:p>3.13635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.030303">
                <text:p>3.030303</text:p>
              </table:table-cell>
              <table:table-cell office:value-type="float" office:value="3.141656">
                <text:p>3.14165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.030303">
                <text:p>3.030303</text:p>
              </table:table-cell>
              <table:table-cell office:value-type="float" office:value="6.284315">
                <text:p>6.28431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.030303">
                <text:p>3.030303</text:p>
              </table:table-cell>
              <table:table-cell office:value-type="float" office:value="9.425056">
                <text:p>9.42505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.030303">
                <text:p>3.030303</text:p>
              </table:table-cell>
              <table:table-cell office:value-type="float" office:value="6.274395">
                <text:p>6.27439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.030303">
                <text:p>3.030303</text:p>
              </table:table-cell>
              <table:table-cell office:value-type="float" office:value="3.146156">
                <text:p>3.1461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30303">
                <text:p>3.030303</text:p>
              </table:table-cell>
              <table:table-cell office:value-type="float" office:value="6.282742">
                <text:p>6.28274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.030303">
                <text:p>3.030303</text:p>
              </table:table-cell>
              <table:table-cell office:value-type="float" office:value="9.398369">
                <text:p>9.39836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030303">
                <text:p>3.030303</text:p>
              </table:table-cell>
              <table:table-cell office:value-type="float" office:value="9.442437">
                <text:p>9.44243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3.030303">
                <text:p>3.030303</text:p>
              </table:table-cell>
              <table:table-cell office:value-type="float" office:value="6.288289">
                <text:p>6.28828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.030303">
                <text:p>3.030303</text:p>
              </table:table-cell>
              <table:table-cell office:value-type="float" office:value="3.137257">
                <text:p>3.13725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.030303">
                <text:p>3.030303</text:p>
              </table:table-cell>
              <table:table-cell office:value-type="float" office:value="6.296101">
                <text:p>6.296101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3.030303">
                <text:p>3.030303</text:p>
              </table:table-cell>
              <table:table-cell office:value-type="float" office:value="9.417535">
                <text:p>9.41753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3.030303">
                <text:p>3.030303</text:p>
              </table:table-cell>
              <table:table-cell office:value-type="float" office:value="6.273648">
                <text:p>6.27364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6.273648">
                <text:p>6.27364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6.299623">
                <text:p>6.2996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.279987">
                <text:p>6.279987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3.143447">
                <text:p>3.143447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3.140996">
                <text:p>3.14099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71cm" svg:height="4.005cm" xlink:href=".." xlink:type="simple" chart:class="chart:line" chart:style-name="ch1">
        <chart:legend chart:legend-position="end" svg:x="9.667cm" svg:y="1.526cm" style:legend-expansion="high" chart:style-name="ch2"/>
        <chart:plot-area chart:style-name="ch3" table:cell-range-address="left_wheel_stats.A2:left_wheel_stats.A84 left_wheel_stats.F1:left_wheel_stats.F82" chart:data-source-has-labels="both" svg:x="0.51cm" svg:y="0.033cm" svg:width="9.03cm" svg:height="3.844cm">
          <chartooo:coordinate-region svg:x="1.159cm" svg:y="0.221cm" svg:width="8.381cm" svg:height="2.797cm"/>
          <chart:axis chart:dimension="x" chart:name="primary-x" chart:style-name="ch4" chartooo:axis-type="auto">
            <chartooo:date-scale/>
            <chart:categories table:cell-range-address="left_wheel_stats.A2:left_wheel_stats.A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F2:left_wheel_stats.F82" chart:label-cell-address="left_wheel_stats.F1:left_wheel_stats.F1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control_right_wheel</text:p>
                <draw:g>
                  <svg:desc>left_wheel_stats.F1:lef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4</svg:desc>
                </draw:g>
              </table:table-cell>
              <table:table-cell office:value-type="float" office:value="0">
                <text:p>0</text:p>
                <draw:g>
                  <svg:desc>left_wheel_stats.F2:left_wheel_stats.F8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72.80122">
                <text:p>72.8012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2.242384">
                <text:p>12.24238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2.30289">
                <text:p>12.3028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.060606">
                <text:p>6.06060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5.844259">
                <text:p>5.84425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6.302312">
                <text:p>36.30231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6.089701">
                <text:p>6.0897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151443">
                <text:p>6.15144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4.394311">
                <text:p>34.39431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823469">
                <text:p>2.82346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0.798193">
                <text:p>30.7981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.795166">
                <text:p>33.795166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1.047335">
                <text:p>31.04733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3.613864">
                <text:p>33.61386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71cm" svg:height="4.005cm" xlink:href=".." xlink:type="simple" chart:class="chart:line" chart:style-name="ch1">
        <chart:legend chart:legend-position="end" svg:x="12.803cm" svg:y="1.714cm" style:legend-expansion="high" chart:style-name="ch2"/>
        <chart:plot-area chart:style-name="ch3" table:cell-range-address="left_wheel_stats.A2:left_wheel_stats.A84 left_wheel_stats.H1:left_wheel_stats.H82" chart:data-source-has-labels="both" svg:x="0.312cm" svg:y="0.036cm" svg:width="9.138cm" svg:height="3.844cm">
          <chartooo:coordinate-region svg:x="1.071cm" svg:y="0.224cm" svg:width="8.379cm" svg:height="3.468cm"/>
          <chart:axis chart:dimension="x" chart:name="primary-x" chart:style-name="ch4" chartooo:axis-type="auto">
            <chartooo:date-scale/>
            <chart:categories table:cell-range-address="left_wheel_stats.A2:left_wheel_stats.A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H2:left_wheel_stats.H82" chart:label-cell-address="left_wheel_stats.H1:left_wheel_stats.H1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curr</text:p>
                <draw:g>
                  <svg:desc>left_wheel_stats.H1:left_wheel_stats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4</svg:desc>
                </draw:g>
              </table:table-cell>
              <table:table-cell office:value-type="float" office:value="0">
                <text:p>0</text:p>
                <draw:g>
                  <svg:desc>left_wheel_stats.H2:left_wheel_stats.H8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060606">
                <text:p>6.06060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.060606">
                <text:p>6.0606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.060606">
                <text:p>6.06060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208103">
                <text:p>-0.20810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225028">
                <text:p>-0.22502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9.413116">
                <text:p>-9.41311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9.458048">
                <text:p>-9.45804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6.287838">
                <text:p>-6.2878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3.140278">
                <text:p>-3.14027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3.249669">
                <text:p>-3.24966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3.242539">
                <text:p>-3.24253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3.26661">
                <text:p>-3.2666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3.26201">
                <text:p>-3.2620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106051">
                <text:p>-0.10605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111353">
                <text:p>-0.111353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3.254012">
                <text:p>-3.25401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6.394753">
                <text:p>-6.39475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3.244092">
                <text:p>-3.2440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115853">
                <text:p>-0.11585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3.252439">
                <text:p>-3.25243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6.368066">
                <text:p>-6.36806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6.412134">
                <text:p>-6.412134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3.257986">
                <text:p>-3.25798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106954">
                <text:p>-0.10695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3.265798">
                <text:p>-3.265798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6.387232">
                <text:p>-6.38723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6.273648">
                <text:p>-6.27364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6.299623">
                <text:p>-6.2996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6.279987">
                <text:p>-6.279987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3.143447">
                <text:p>-3.143447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3.140996">
                <text:p>-3.14099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71cm" svg:height="4.005cm" xlink:href=".." xlink:type="simple" chart:class="chart:line" chart:style-name="ch1">
        <chart:legend chart:legend-position="end" svg:x="13.156cm" svg:y="1.714cm" style:legend-expansion="high" chart:style-name="ch2"/>
        <chart:plot-area chart:style-name="ch3" table:cell-range-address="left_wheel_stats.A2:left_wheel_stats.A84 left_wheel_stats.I1:left_wheel_stats.I82" chart:data-source-has-labels="both" svg:x="0.511cm" svg:y="0.036cm" svg:width="8.939cm" svg:height="3.844cm">
          <chartooo:coordinate-region svg:x="1.071cm" svg:y="0.224cm" svg:width="8.379cm" svg:height="3.468cm"/>
          <chart:axis chart:dimension="x" chart:name="primary-x" chart:style-name="ch4" chartooo:axis-type="auto">
            <chartooo:date-scale/>
            <chart:categories table:cell-range-address="left_wheel_stats.A2:left_wheel_stats.A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I2:left_wheel_stats.I82" chart:label-cell-address="left_wheel_stats.I1:left_wheel_stats.I1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ral</text:p>
                <draw:g>
                  <svg:desc>left_wheel_stats.I1:lef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4</svg:desc>
                </draw:g>
              </table:table-cell>
              <table:table-cell office:value-type="float" office:value="0">
                <text:p>0</text:p>
                <draw:g>
                  <svg:desc>left_wheel_stats.I2:left_wheel_stats.I8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605927">
                <text:p>0.60592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211721">
                <text:p>1.21172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816776">
                <text:p>1.816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795971">
                <text:p>1.79597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773388">
                <text:p>1.77338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814155">
                <text:p>0.81415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111476">
                <text:p>-0.11147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0.740869">
                <text:p>-0.7408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05475">
                <text:p>-1.054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1.05475">
                <text:p>-1.054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1.660677">
                <text:p>-1.660677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2.266471">
                <text:p>-2.26647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2.871526">
                <text:p>-2.87152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2.850721">
                <text:p>-2.85072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2.828138">
                <text:p>-2.82813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1.868905">
                <text:p>-1.86890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0.640271">
                <text:p>-0.64027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29095">
                <text:p>0.29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08367">
                <text:p>0.90836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583374">
                <text:p>0.58337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259437">
                <text:p>0.259437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067903">
                <text:p>-0.06790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396652">
                <text:p>-0.39665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07273">
                <text:p>-0.40727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418277">
                <text:p>-0.41827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743749">
                <text:p>-0.74374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1.686605">
                <text:p>-1.68660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2.315573">
                <text:p>-2.3155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2.630747">
                <text:p>-2.630747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2.633912">
                <text:p>-2.63391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2.967363">
                <text:p>-2.96736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3.290957">
                <text:p>-3.29095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3.287365">
                <text:p>-3.28736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3.287608">
                <text:p>-3.28760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3.605382">
                <text:p>-3.60538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3.929288">
                <text:p>-3.92928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3.85082">
                <text:p>-3.8508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4.154573">
                <text:p>-4.1545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4.770238">
                <text:p>-4.770238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4.756679">
                <text:p>-4.75667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4.413168">
                <text:p>-4.41316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3.762233">
                <text:p>-3.76223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3.437077">
                <text:p>-3.43707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3.426212">
                <text:p>-3.426212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3.097435">
                <text:p>-3.09743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2.448057">
                <text:p>-2.4480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1.886672">
                <text:p>-1.886672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1.255777">
                <text:p>-1.2557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28475">
                <text:p>-0.62847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-0.313876">
                <text:p>-0.31387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71cm" svg:height="4.005cm" xlink:href=".." xlink:type="simple" chart:class="chart:line" chart:style-name="ch1">
        <chart:legend chart:legend-position="end" svg:x="12.803cm" svg:y="1.714cm" style:legend-expansion="high" chart:style-name="ch2"/>
        <chart:plot-area chart:style-name="ch3" table:cell-range-address="left_wheel_stats.A2:left_wheel_stats.A84 left_wheel_stats.J1:left_wheel_stats.J82" chart:data-source-has-labels="both" svg:x="0.224cm" svg:y="0.036cm" svg:width="9.226cm" svg:height="4.121cm">
          <chartooo:coordinate-region svg:x="1.071cm" svg:y="0.224cm" svg:width="8.379cm" svg:height="3.468cm"/>
          <chart:axis chart:dimension="x" chart:name="primary-x" chart:style-name="ch4" chartooo:axis-type="auto">
            <chartooo:date-scale/>
            <chart:categories table:cell-range-address="left_wheel_stats.A2:left_wheel_stats.A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J2:left_wheel_stats.J82" chart:label-cell-address="left_wheel_stats.J1:left_wheel_stats.J1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ve</text:p>
                <draw:g>
                  <svg:desc>left_wheel_stats.J1:left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4</svg:desc>
                </draw:g>
              </table:table-cell>
              <table:table-cell office:value-type="float" office:value="0">
                <text:p>0</text:p>
                <draw:g>
                  <svg:desc>left_wheel_stats.J2:left_wheel_stats.J8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0.619415">
                <text:p>60.61941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62.703293">
                <text:p>-62.70329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168658">
                <text:p>-0.16865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90.164234">
                <text:p>-90.16423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459107">
                <text:p>-0.45910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1.671392">
                <text:p>31.6713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.490351">
                <text:p>31.49035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1.402509">
                <text:p>31.40250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0.305733">
                <text:p>30.30573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62.79469">
                <text:p>-62.7946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71371">
                <text:p>0.07137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240213">
                <text:p>-0.24021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5649">
                <text:p>0.04564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1.510786">
                <text:p>31.51078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053654">
                <text:p>-0.05365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31.419733">
                <text:p>-31.419733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31.388884">
                <text:p>-31.388884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1.24354">
                <text:p>31.243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143791">
                <text:p>31.14379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31.087278">
                <text:p>-31.08727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30.180851">
                <text:p>-30.18085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434102">
                <text:p>-0.43410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1.603754">
                <text:p>31.60375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1.019276">
                <text:p>31.01927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31.377276">
                <text:p>-31.377276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30.702193">
                <text:p>-30.70219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.269331">
                <text:p>1.26933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259359">
                <text:p>-0.2593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657">
                <text:p>0.19657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31.340029">
                <text:p>31.34002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024522">
                <text:p>0.024522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31.428503">
                <text:p>31.42850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